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1" svg:font-family="Roboto, Arial, sans-serif"/>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3c4043" style:font-name="Roboto1" fo:font-size="10.5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3c4043" style:font-name="Roboto1" fo:font-size="10.5pt" fo:letter-spacing="normal" fo:font-style="normal" fo:font-weight="normal" officeooo:paragraph-rsid="001d8770"/>
    </style:style>
    <style:style style:name="P3" style:family="paragraph" style:parent-style-name="Standard">
      <style:paragraph-properties fo:margin-left="0cm" fo:margin-right="0cm" fo:orphans="2" fo:widows="2" fo:text-indent="0cm" style:auto-text-indent="false"/>
      <style:text-properties fo:font-variant="normal" fo:text-transform="none" fo:color="#3c4043" style:font-name="Roboto1" fo:font-size="10.5pt" fo:letter-spacing="normal" fo:font-style="normal" fo:font-weight="normal" officeooo:rsid="001cd758" officeooo:paragraph-rsid="001cd758"/>
    </style:style>
    <style:style style:name="P4" style:family="paragraph" style:parent-style-name="Standard">
      <style:paragraph-properties fo:margin-left="0cm" fo:margin-right="0cm" fo:orphans="2" fo:widows="2" fo:text-indent="0cm" style:auto-text-indent="false"/>
      <style:text-properties fo:font-variant="normal" fo:text-transform="none" fo:color="#3c4043" style:font-name="Roboto1" fo:font-size="10.5pt" fo:letter-spacing="normal" fo:font-style="normal" fo:font-weight="normal" officeooo:rsid="001d8770" officeooo:paragraph-rsid="001d8770"/>
    </style:style>
    <style:style style:name="P5" style:family="paragraph" style:parent-style-name="Standard">
      <style:paragraph-properties fo:margin-left="0cm" fo:margin-right="0cm" fo:orphans="2" fo:widows="2" fo:text-indent="0cm" style:auto-text-indent="false"/>
      <style:text-properties fo:font-variant="normal" fo:text-transform="none" fo:color="#3c4043" style:font-name="Roboto1" fo:font-size="10.5pt" fo:letter-spacing="normal" fo:font-style="normal" fo:font-weight="normal" officeooo:rsid="001d8770" officeooo:paragraph-rsid="001f3102"/>
    </style:style>
    <style:style style:name="T1" style:family="text">
      <style:text-properties officeooo:rsid="001cd758"/>
    </style:style>
    <style:style style:name="T2" style:family="text">
      <style:text-properties officeooo:rsid="001d8770"/>
    </style:style>
    <style:style style:name="T3" style:family="text">
      <style:text-properties fo:font-style="italic" style:font-style-asian="italic" style:font-style-complex="italic"/>
    </style:style>
    <style:style style:name="T4" style:family="text">
      <style:text-properties fo:color="#22262a" style:font-name="Roboto" fo:font-size="9.75pt"/>
    </style:style>
    <style:style style:name="T5" style:family="text">
      <style:text-properties fo:color="#22262a" style:font-name="Roboto" fo:font-size="9.75pt" fo:font-weight="normal"/>
    </style:style>
    <style:style style:name="T6" style:family="text">
      <style:text-properties fo:color="#22262a" style:font-name="Roboto" fo:font-size="9.75pt" officeooo:rsid="001d8770"/>
    </style:style>
    <style:style style:name="T7" style:family="text">
      <style:text-properties fo:color="#22262a" style:font-name="Roboto" fo:font-size="9.75pt" officeooo:rsid="001f31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 </text:span>sudo apt update</text:p>
      <text:p text:style-name="P1"/>
      <text:p text:style-name="P3">sudo = permite ejecutar a un usuario un comando como super usuario </text:p>
      <text:p text:style-name="P3">apt = apt es una herramienta de administración de paquetes para Linux, permite instalar, actualizar y eliminar paquetes de software.</text:p>
      <text:p text:style-name="P3">Update = compara las paquetes instalados con el repositorio desde el que se descargo para ver si hay actualizaciones, y se desea actualizarlos.</text:p>
      <text:p text:style-name="P3"/>
      <text:p text:style-name="P3">---→ sudo apt search openjdk</text:p>
      <text:p text:style-name="P3"><text:s/>Busca dentro del repositorio de jdk y muestra todas las opciones, en nuestro caso elegimos la mas nueva para nuestra versión de ubuntu que es : </text:p>
      <text:p text:style-name="P3"/>
      <text:p text:style-name="P3">openjdk-17-jdk/focal-updates,focal-security 17.0.8.1+1~us1-0ubuntu1~20.04 amd64</text:p>
      <text:p text:style-name="P3"><text:s text:c="2"/>OpenJDK Development Kit (JDK)</text:p>
      <text:p text:style-name="P3"/>
      <text:p text:style-name="P3"/>
      <text:p text:style-name="P3">---→sudo apt install openjdk-19-jdk</text:p>
      <text:p text:style-name="P3"/>
      <text:p text:style-name="P3">en este caso instalamos openjdk-17-jdk que es nuestra version, no la 19</text:p>
      <text:p text:style-name="P3">install es el comando que permite instalar desde el repositorio</text:p>
      <text:p text:style-name="P3"/>
      <text:p text:style-name="P3">---<text:span text:style-name="T2">&gt;</text:span>sudo update-alternatives –-config java</text:p>
      <text:p text:style-name="P3"/>
      <text:p text:style-name="P4">Con el superusuario vemos las distintas alternativas para jdk, ya que podemos tener varias versiones de una implementacion, como seria jdk19, jdk17, jdk11. Este comando nos permite elegir que versión es la queremos, que en nuestro caso seria la mas nueva que nos permite Ubuntu.</text:p>
      <text:p text:style-name="P4"/>
      <text:p text:style-name="P4">--→ sudo nano /etc /environment</text:p>
      <text:p text:style-name="P4"/>
      <text:p text:style-name="P4">nano nos permite crear un archivo en la carpeta etc/ que se llama environment, y nos permite escribir en el</text:p>
      <text:p text:style-name="P4">aquí debemos de escribir=</text:p>
      <text:p text:style-name="P2"><text:span text:style-name="T2">---→JAVA_HOME="/usr/lib/jvm/java-19-openjdk-amd64/"</text:span></text:p>
      <text:p text:style-name="P2"/>
      <text:p text:style-name="P2"><text:span text:style-name="Strong_20_Emphasis"><text:span text:style-name="T5">JAVA_HOME, es una variable de entorno del sistema </text:span></text:span><text:span text:style-name="T4">que informa al sistema operativo sobre la ruta donde se encuentra instalado Java.</text:span></text:p>
      <text:p text:style-name="P2"><text:span text:style-name="T4"/></text:p>
      <text:p text:style-name="P2"><text:span text:style-name="T4">---→</text:span><text:span text:style-name="T6"> source /etc/environment</text:span></text:p>
      <text:p text:style-name="P2"><text:span text:style-name="T6"/></text:p>
      <text:p text:style-name="P4"><text:span text:style-name="T6">s</text:span><text:span text:style-name="T4">ource es un comando que nos permite leer y ejecutar el contenido de un archivo, se pasa como un argumento en el propio script de shell. En este caso estamos ejecutando el archivo que creamos en pasos anteriores.</text:span></text:p>
      <text:p text:style-name="P2"><text:span text:style-name="T6"/></text:p>
      <text:p text:style-name="P2"><text:span text:style-name="T6">----&gt;echo $JAVA_HOME</text:span></text:p>
      <text:p text:style-name="P2"><text:span text:style-name="T6"/></text:p>
      <text:p text:style-name="P4"><text:span text:style-name="T4">el comando echo nos permite visualizar una linea de texto de lo que le digamos, en este caso </text:span><text:span text:style-name="T7">queremos ver dentro del archivo environment la linea que hemos introducido de java_home, el resultado de la ejecución del comando (si lo hemos hecho bien) será:</text:span></text:p>
      <text:p text:style-name="P5"><text:span text:style-name="T4">JAVA_HOME="/usr/lib/jvm/java-19-openjdk-amd6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1" svg:font-family="Roboto, Arial, sans-serif"/>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10T10:50:38.054929457</meta:creation-date>
    <dc:date>2023-10-10T11:13:09.669904930</dc:date>
    <meta:editing-duration>PT1M29S</meta:editing-duration>
    <meta:editing-cycles>1</meta:editing-cycles>
    <meta:document-statistic meta:table-count="0" meta:image-count="0" meta:object-count="0" meta:page-count="1" meta:paragraph-count="23" meta:word-count="319" meta:character-count="2039" meta:non-whitespace-character-count="1746"/>
    <meta:generator>LibreOffice/6.4.7.2$Linux_X86_64 LibreOffice_project/40$Build-2</meta:generator>
  </office:meta>
</office:document-meta>
</file>